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F0" style:family="paragraph">
      <style:paragraph-properties fo:break-before="page" fo:text-align="center" fo:line-height="115%"/>
    </style:style>
    <style:style style:name="T3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text-align="center" fo:line-height="115%"/>
    </style:style>
    <style:style style:name="T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8" style:parent-style-name="Standard" style:family="paragraph">
      <style:paragraph-properties fo:text-align="center" fo:line-height="115%"/>
    </style:style>
    <style:style style:name="T9" style:parent-style-name="Internetlink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olumn11" style:family="table-column">
      <style:table-column-properties style:column-width="1.1875in" style:use-optimal-column-width="false"/>
    </style:style>
    <style:style style:name="TableColumn12" style:family="table-column">
      <style:table-column-properties style:column-width="5.3055in" style:use-optimal-column-width="false"/>
    </style:style>
    <style:style style:name="Table10" style:family="table">
      <style:table-properties style:width="6.493in" fo:margin-left="0in" table:align="left"/>
    </style:style>
    <style:style style:name="TableRow13" style:family="table-row">
      <style:table-row-properties style:min-row-height="0.2555in" style:use-optimal-row-height="false"/>
    </style:style>
    <style:style style:name="TableCell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16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ableRow17" style:family="table-row">
      <style:table-row-properties style:min-row-height="0.0993in" style:use-optimal-row-height="false"/>
    </style:style>
    <style:style style:name="TableCell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50%"/>
    </style:style>
    <style:style style:name="T25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50%"/>
    </style:style>
    <style:style style:name="T28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50%"/>
    </style:style>
    <style:style style:name="T3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50%"/>
    </style:style>
    <style:style style:name="T35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50%"/>
    </style:style>
    <style:style style:name="T3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50%"/>
    </style:style>
    <style:style style:name="T4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44" style:family="table-row">
      <style:table-row-properties style:min-row-height="0.1486in" style:use-optimal-row-height="false"/>
    </style:style>
    <style:style style:name="TableCell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50%"/>
    </style:style>
    <style:style style:name="T52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54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50%"/>
    </style:style>
    <style:style style:name="T62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63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64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65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6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50%"/>
    </style:style>
    <style:style style:name="T7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50%"/>
    </style:style>
    <style:style style:name="T8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8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50%"/>
    </style:style>
    <style:style style:name="T8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50%"/>
    </style:style>
    <style:style style:name="T9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50%"/>
    </style:style>
    <style:style style:name="T9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50%"/>
    </style:style>
    <style:style style:name="T9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50%"/>
    </style:style>
    <style:style style:name="T10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50%"/>
    </style:style>
    <style:style style:name="T10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50%"/>
    </style:style>
    <style:style style:name="T108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50%"/>
    </style:style>
    <style:style style:name="T11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11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50%"/>
    </style:style>
    <style:style style:name="T11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17" style:family="table-cell">
      <style:table-cell-properties fo:border="none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50%"/>
    </style:style>
    <style:style style:name="T11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none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50%"/>
    </style:style>
    <style:style style:name="T12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50%"/>
    </style:style>
    <style:style style:name="T12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50%"/>
    </style:style>
    <style:style style:name="T13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50%"/>
    </style:style>
    <style:style style:name="T13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13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1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50%"/>
    </style:style>
    <style:style style:name="T143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14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none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50%"/>
    </style:style>
    <style:style style:name="T15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margin-bottom="0in" fo:line-height="150%"/>
    </style:style>
    <style:style style:name="T155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156" style:parent-style-name="DefaultParagraphFont" style:family="text">
      <style:text-properties style:font-name="Times New Roman" style:font-name-asian="Arial" style:font-name-complex="Times New Roman" style:text-position="super 66.6%" fo:font-size="12pt" style:font-size-asian="12pt" style:font-size-complex="12pt"/>
    </style:style>
    <style:style style:name="T15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bottom="0in" fo:line-height="150%"/>
    </style:style>
    <style:style style:name="T16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62" style:family="table-cell">
      <style:table-cell-properties fo:border="none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50%"/>
    </style:style>
    <style:style style:name="T16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165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none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50%"/>
    </style:style>
    <style:style style:name="T16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70" style:family="table-cell">
      <style:table-cell-properties fo:border="none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margin-bottom="0in" fo:line-height="150%"/>
    </style:style>
    <style:style style:name="T17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none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margin-bottom="0in" fo:line-height="150%"/>
    </style:style>
    <style:style style:name="T17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77" style:family="table-cell">
      <style:table-cell-properties fo:border="none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margin-bottom="0in" fo:line-height="150%"/>
    </style:style>
    <style:style style:name="T17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none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50%"/>
    </style:style>
    <style:style style:name="T18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84" style:family="table-cell">
      <style:table-cell-properties fo:border="none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 fo:line-height="150%"/>
    </style:style>
    <style:style style:name="T18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none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margin-bottom="0in" fo:line-height="150%"/>
    </style:style>
    <style:style style:name="T19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margin-bottom="0in" fo:line-height="150%"/>
    </style:style>
    <style:style style:name="T19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none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margin-bottom="0in" fo:line-height="150%"/>
    </style:style>
    <style:style style:name="T19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198" style:family="table-cell">
      <style:table-cell-properties fo:border="none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 fo:line-height="150%"/>
    </style:style>
    <style:style style:name="T20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50%"/>
    </style:style>
    <style:style style:name="T20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205" style:family="table-cell">
      <style:table-cell-properties fo:border="none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margin-bottom="0in" fo:line-height="150%"/>
    </style:style>
    <style:style style:name="T20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margin-bottom="0in" fo:line-height="150%"/>
    </style:style>
    <style:style style:name="T21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212" style:family="table-cell">
      <style:table-cell-properties fo:border="none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margin-bottom="0in" fo:line-height="150%"/>
    </style:style>
    <style:style style:name="T21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none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margin-bottom="0in" fo:line-height="150%"/>
    </style:style>
    <style:style style:name="T218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50%"/>
    </style:style>
    <style:style style:name="T22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2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margin-bottom="0in" fo:line-height="150%"/>
    </style:style>
    <style:style style:name="T230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ableRow231" style:family="table-row">
      <style:table-row-properties style:min-row-height="0.0993in" style:use-optimal-row-height="false"/>
    </style:style>
    <style:style style:name="TableCell23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23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236" style:family="table-row">
      <style:table-row-properties style:min-row-height="0.0993in" style:use-optimal-row-height="false"/>
    </style:style>
    <style:style style:name="TableCell237" style:family="table-cell">
      <style:table-cell-properties fo:border="none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239" style:family="table-cell">
      <style:table-cell-properties fo:border="none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241" style:family="table-row">
      <style:table-row-properties style:min-row-height="0.0993in" style:use-optimal-row-height="false"/>
    </style:style>
    <style:style style:name="TableCell242" style:family="table-cell">
      <style:table-cell-properties fo:border="none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244" style:family="table-cell">
      <style:table-cell-properties fo:border="none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246" style:family="table-row">
      <style:table-row-properties style:min-row-height="0.0993in" style:use-optimal-row-height="false"/>
    </style:style>
    <style:style style:name="TableCell247" style:family="table-cell">
      <style:table-cell-properties fo:border="none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margin-bottom="0in" fo:line-height="150%"/>
    </style:style>
    <style:style style:name="T24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250" style:family="table-cell">
      <style:table-cell-properties fo:border="none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margin-bottom="0in" fo:line-height="150%"/>
    </style:style>
    <style:style style:name="T25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25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54" style:family="table-row">
      <style:table-row-properties style:min-row-height="0.0993in" style:use-optimal-row-height="false"/>
    </style:style>
    <style:style style:name="TableCell255" style:family="table-cell">
      <style:table-cell-properties fo:border="none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margin-bottom="0in" fo:line-height="150%"/>
    </style:style>
    <style:style style:name="T25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258" style:family="table-cell">
      <style:table-cell-properties fo:border="none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margin-bottom="0in" fo:line-height="150%"/>
    </style:style>
    <style:style style:name="T26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none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margin-bottom="0in" fo:line-height="150%"/>
    </style:style>
    <style:style style:name="T26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265" style:family="table-cell">
      <style:table-cell-properties fo:border="none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margin-bottom="0in" fo:line-height="150%"/>
    </style:style>
    <style:style style:name="T26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none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271" style:family="table-cell">
      <style:table-cell-properties fo:border="none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margin-bottom="0in" fo:line-height="150%"/>
    </style:style>
    <style:style style:name="T27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none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margin-bottom="0in" fo:line-height="150%"/>
    </style:style>
    <style:style style:name="T27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278" style:family="table-cell">
      <style:table-cell-properties fo:border="none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margin-bottom="0in" fo:line-height="150%"/>
    </style:style>
    <style:style style:name="T28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none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284" style:family="table-cell">
      <style:table-cell-properties fo:border="none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margin-bottom="0in" fo:line-height="150%"/>
    </style:style>
    <style:style style:name="T28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none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margin-bottom="0in" fo:line-height="150%"/>
    </style:style>
    <style:style style:name="T29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margin-bottom="0in" fo:line-height="150%"/>
    </style:style>
    <style:style style:name="T29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none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margin-bottom="0in" fo:line-height="150%"/>
    </style:style>
    <style:style style:name="T29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298" style:family="table-cell">
      <style:table-cell-properties fo:border="none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margin-bottom="0in" fo:line-height="150%"/>
    </style:style>
    <style:style style:name="T30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3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bottom="0in" fo:line-height="150%"/>
    </style:style>
    <style:style style:name="T309" style:parent-style-name="DefaultParagraphFont" style:family="text">
      <style:text-properties style:font-name="Times New Roman" style:font-name-asian="Arial" style:font-name-complex="Times New Roman" fo:font-weight="bold" style:font-weight-asian="bold" fo:font-size="12pt" style:font-size-asian="12pt" style:font-size-complex="12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weight="bold" style:font-weight-asian="bold" fo:font-size="12pt" style:font-size-asian="12pt" style:font-size-complex="12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margin-bottom="0in" fo:line-height="150%"/>
    </style:style>
    <style:style style:name="T316" style:parent-style-name="DefaultParagraphFont" style:family="text">
      <style:text-properties style:font-name="Times New Roman" style:font-name-asian="Arial" style:font-name-complex="Times New Roman" fo:font-weight="bold" style:font-weight-asian="bold" fo:font-size="12pt" style:font-size-asian="12pt" style:font-size-complex="12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weight="bold" style:font-weight-asian="bold" fo:font-size="12pt" style:font-size-asian="12pt" style:font-size-complex="12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none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margin-bottom="0in" fo:line-height="150%"/>
    </style:style>
    <style:style style:name="T32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324" style:family="table-cell">
      <style:table-cell-properties fo:border="none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margin-bottom="0in" fo:line-height="150%"/>
    </style:style>
    <style:style style:name="T32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327" style:parent-style-name="ListParagraph" style:list-style-name="WWNum7" style:family="paragraph">
      <style:paragraph-properties fo:margin-bottom="0in" fo:line-height="150%"/>
    </style:style>
    <style:style style:name="T328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32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330" style:parent-style-name="ListParagraph" style:list-style-name="WWNum7" style:family="paragraph">
      <style:paragraph-properties fo:margin-bottom="0in" fo:line-height="150%"/>
    </style:style>
    <style:style style:name="T33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332" style:parent-style-name="ListParagraph" style:list-style-name="WWNum7" style:family="paragraph">
      <style:paragraph-properties fo:margin-bottom="0in" fo:line-height="150%"/>
    </style:style>
    <style:style style:name="T33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none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margin-bottom="0in" fo:line-height="150%"/>
    </style:style>
    <style:style style:name="T33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338" style:family="table-cell">
      <style:table-cell-properties fo:border="none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margin-bottom="0in" fo:line-height="150%"/>
    </style:style>
    <style:style style:name="T34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34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342" style:parent-style-name="ListParagraph" style:list-style-name="WWNum7" style:family="paragraph">
      <style:paragraph-properties fo:margin-bottom="0in" fo:line-height="150%"/>
    </style:style>
    <style:style style:name="T34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margin-bottom="0in" fo:line-height="150%"/>
    </style:style>
    <style:style style:name="T34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3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margin-bottom="0in" fo:line-height="150%"/>
    </style:style>
    <style:style style:name="T35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351" style:parent-style-name="ListParagraph" style:list-style-name="WWNum7" style:family="paragraph">
      <style:paragraph-properties fo:margin-bottom="0in" fo:line-height="150%"/>
    </style:style>
    <style:style style:name="T35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35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3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margin-bottom="0in" fo:line-height="150%"/>
    </style:style>
    <style:style style:name="T362" style:parent-style-name="DefaultParagraphFont" style:family="text">
      <style:text-properties style:font-name="Times New Roman" style:font-name-asian="Arial" style:font-name-complex="Times New Roman" fo:font-weight="bold" style:font-weight-asian="bold" fo:font-size="12pt" style:font-size-asian="12pt" style:font-size-complex="12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weight="bold" style:font-weight-asian="bold" fo:font-size="12pt" style:font-size-asian="12pt" style:font-size-complex="12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none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margin-bottom="0in" fo:line-height="150%"/>
    </style:style>
    <style:style style:name="T36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370" style:family="table-cell">
      <style:table-cell-properties fo:border="none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margin-bottom="0in" fo:line-height="150%"/>
    </style:style>
    <style:style style:name="T37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373" style:parent-style-name="DefaultParagraphFont" style:family="text">
      <style:text-properties style:font-name="Times New Roman" style:font-name-asian="Arial" style:font-name-complex="Times New Roman" fo:font-style="italic" style:font-style-asian="italic" style:font-style-complex="italic" fo:font-size="12pt" style:font-size-asian="12pt" style:font-size-complex="12pt"/>
    </style:style>
    <style:style style:name="T37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375" style:parent-style-name="DefaultParagraphFont" style:family="text">
      <style:text-properties style:font-name="Times New Roman" style:font-name-asian="Arial" style:font-name-complex="Times New Roman" fo:font-style="italic" style:font-style-asian="italic" style:font-style-complex="italic" fo:font-size="12pt" style:font-size-asian="12pt" style:font-size-complex="12pt"/>
    </style:style>
    <style:style style:name="T37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377" style:parent-style-name="DefaultParagraphFont" style:family="text">
      <style:text-properties style:font-name="Times New Roman" style:font-name-asian="Arial" style:font-name-complex="Times New Roman" fo:font-style="italic" style:font-style-asian="italic" style:font-style-complex="italic" fo:font-size="12pt" style:font-size-asian="12pt" style:font-size-complex="12pt"/>
    </style:style>
    <style:style style:name="T378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379" style:parent-style-name="DefaultParagraphFont" style:family="text">
      <style:text-properties style:font-name="Times New Roman" style:font-name-asian="Arial" style:font-name-complex="Times New Roman" fo:font-style="italic" style:font-style-asian="italic" style:font-style-complex="italic" fo:font-size="12pt" style:font-size-asian="12pt" style:font-size-complex="12pt"/>
    </style:style>
    <style:style style:name="P380" style:parent-style-name="ListParagraph" style:list-style-name="WWNum6" style:family="paragraph">
      <style:paragraph-properties fo:margin-bottom="0in" fo:line-height="150%"/>
    </style:style>
    <style:style style:name="T38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38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none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margin-bottom="0in" fo:line-height="150%"/>
    </style:style>
    <style:style style:name="T38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margin-bottom="0in" fo:line-height="150%"/>
    </style:style>
    <style:style style:name="T38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390" style:parent-style-name="DefaultParagraphFont" style:family="text">
      <style:text-properties style:font-name="Times New Roman" style:font-name-asian="Arial" style:font-name-complex="Times New Roman" fo:font-style="italic" style:font-style-asian="italic" style:font-style-complex="italic" fo:font-size="12pt" style:font-size-asian="12pt" style:font-size-complex="12pt"/>
    </style:style>
    <style:style style:name="P391" style:parent-style-name="ListParagraph" style:list-style-name="WWNum6" style:family="paragraph">
      <style:paragraph-properties fo:margin-bottom="0in" fo:line-height="150%"/>
    </style:style>
    <style:style style:name="T39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margin-bottom="0in" fo:line-height="150%"/>
    </style:style>
    <style:style style:name="T39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3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margin-bottom="0in" fo:line-height="150%"/>
    </style:style>
    <style:style style:name="T39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40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01" style:parent-style-name="ListParagraph" style:list-style-name="WWNum6" style:family="paragraph">
      <style:paragraph-properties fo:margin-bottom="0in" fo:line-height="150%"/>
    </style:style>
    <style:style style:name="T40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403" style:family="table-row">
      <style:table-row-properties style:min-row-height="0.2868in" style:use-optimal-row-height="false"/>
    </style:style>
    <style:style style:name="TableCell40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4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margin-bottom="0in" fo:line-height="150%"/>
    </style:style>
    <style:style style:name="T411" style:parent-style-name="DefaultParagraphFont" style:family="text">
      <style:text-properties style:font-name="Times New Roman" style:font-name-asian="Arial" style:font-name-complex="Times New Roman" fo:font-weight="bold" style:font-weight-asian="bold" fo:font-size="12pt" style:font-size-asian="12pt" style:font-size-complex="12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41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none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margin-bottom="0in" fo:line-height="150%"/>
    </style:style>
    <style:style style:name="T42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421" style:family="table-cell">
      <style:table-cell-properties fo:border="none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margin-bottom="0in" fo:line-height="150%"/>
    </style:style>
    <style:style style:name="T42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42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25" style:parent-style-name="ListParagraph" style:list-style-name="WWNum6" style:family="paragraph">
      <style:paragraph-properties fo:margin-bottom="0in" fo:line-height="150%"/>
    </style:style>
    <style:style style:name="T42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27" style:parent-style-name="ListParagraph" style:list-style-name="WWNum6" style:family="paragraph">
      <style:paragraph-properties fo:margin-bottom="0in" fo:line-height="150%"/>
    </style:style>
    <style:style style:name="T428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29" style:parent-style-name="ListParagraph" style:list-style-name="WWNum6" style:family="paragraph">
      <style:paragraph-properties fo:margin-bottom="0in" fo:line-height="150%"/>
    </style:style>
    <style:style style:name="T43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none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margin-bottom="0in" fo:line-height="150%"/>
    </style:style>
    <style:style style:name="T43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435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436" style:family="table-cell">
      <style:table-cell-properties fo:border="none" style:writing-mode="lr-tb" fo:padding-top="0in" fo:padding-left="0.075in" fo:padding-bottom="0in" fo:padding-right="0.075in"/>
    </style:style>
    <style:style style:name="P437" style:parent-style-name="Standard" style:family="paragraph">
      <style:paragraph-properties fo:margin-bottom="0in" fo:line-height="150%"/>
    </style:style>
    <style:style style:name="T438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39" style:parent-style-name="ListParagraph" style:list-style-name="WWNum4" style:family="paragraph">
      <style:paragraph-properties fo:margin-bottom="0in" fo:line-height="150%"/>
    </style:style>
    <style:style style:name="T44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44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42" style:parent-style-name="ListParagraph" style:list-style-name="WWNum4" style:family="paragraph">
      <style:paragraph-properties fo:margin-bottom="0in" fo:line-height="150%"/>
    </style:style>
    <style:style style:name="T44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none" style:writing-mode="lr-tb" fo:padding-top="0in" fo:padding-left="0.075in" fo:padding-bottom="0in" fo:padding-right="0.075in"/>
    </style:style>
    <style:style style:name="P446" style:parent-style-name="Standard" style:family="paragraph">
      <style:paragraph-properties fo:margin-bottom="0in" fo:line-height="150%"/>
    </style:style>
    <style:style style:name="T44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448" style:family="table-cell">
      <style:table-cell-properties fo:border="none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margin-bottom="0in" fo:line-height="150%"/>
    </style:style>
    <style:style style:name="T45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51" style:parent-style-name="ListParagraph" style:list-style-name="WWNum1" style:family="paragraph">
      <style:paragraph-properties fo:margin-bottom="0in" fo:line-height="150%"/>
    </style:style>
    <style:style style:name="T45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53" style:parent-style-name="ListParagraph" style:list-style-name="WWNum1" style:family="paragraph">
      <style:paragraph-properties fo:margin-bottom="0in" fo:line-height="150%"/>
    </style:style>
    <style:style style:name="T45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455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none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margin-bottom="0in" fo:line-height="150%"/>
    </style:style>
    <style:style style:name="T45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460" style:family="table-cell">
      <style:table-cell-properties fo:border="none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margin-bottom="0in" fo:line-height="150%"/>
    </style:style>
    <style:style style:name="T46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63" style:parent-style-name="ListParagraph" style:list-style-name="WWNum2" style:family="paragraph">
      <style:paragraph-properties fo:margin-bottom="0in" fo:line-height="150%"/>
    </style:style>
    <style:style style:name="T46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465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66" style:parent-style-name="ListParagraph" style:list-style-name="WWNum2" style:family="paragraph">
      <style:paragraph-properties fo:margin-bottom="0in" fo:line-height="150%"/>
    </style:style>
    <style:style style:name="T46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none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margin-bottom="0in" fo:line-height="150%"/>
    </style:style>
    <style:style style:name="T47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472" style:family="table-cell">
      <style:table-cell-properties fo:border="none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margin-bottom="0in" fo:line-height="150%"/>
    </style:style>
    <style:style style:name="T47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75" style:parent-style-name="ListParagraph" style:list-style-name="WWNum3" style:family="paragraph">
      <style:paragraph-properties fo:margin-bottom="0in" fo:line-height="150%"/>
    </style:style>
    <style:style style:name="T47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margin-bottom="0in" fo:line-height="150%"/>
    </style:style>
    <style:style style:name="T48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481" style:family="table-cell">
      <style:table-cell-properties fo:border="none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margin-bottom="0in" fo:line-height="150%"/>
    </style:style>
    <style:style style:name="T48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484" style:parent-style-name="ListParagraph" style:list-style-name="WWNum3" style:family="paragraph">
      <style:paragraph-properties fo:margin-bottom="0in" fo:line-height="150%"/>
    </style:style>
    <style:style style:name="T485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48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49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1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margin-bottom="0in" fo:line-height="150%"/>
    </style:style>
    <style:style style:name="T495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 fo:font-size="12pt" style:font-size-asian="12pt" style:font-size-complex="12p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98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4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00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="none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504" style:family="table-cell">
      <style:table-cell-properties fo:border="none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none" style:writing-mode="lr-tb" fo:padding-top="0in" fo:padding-left="0.075in" fo:padding-bottom="0in" fo:padding-right="0.075in"/>
    </style:style>
    <style:style style:name="P508" style:parent-style-name="Standard" style:family="paragraph">
      <style:paragraph-properties fo:margin-bottom="0in" fo:line-height="150%"/>
    </style:style>
    <style:style style:name="T50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510" style:family="table-cell">
      <style:table-cell-properties fo:border="none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margin-bottom="0in" fo:line-height="150%"/>
    </style:style>
    <style:style style:name="T51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none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margin-bottom="0in" fo:line-height="150%"/>
    </style:style>
    <style:style style:name="T51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517" style:family="table-cell">
      <style:table-cell-properties fo:border="none" style:writing-mode="lr-tb" fo:padding-top="0in" fo:padding-left="0.075in" fo:padding-bottom="0in" fo:padding-right="0.075in"/>
    </style:style>
    <style:style style:name="P518" style:parent-style-name="Standard" style:family="paragraph">
      <style:paragraph-properties fo:margin-bottom="0in" fo:line-height="150%"/>
    </style:style>
    <style:style style:name="T51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none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margin-bottom="0in" fo:line-height="150%"/>
    </style:style>
    <style:style style:name="T52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524" style:family="table-cell">
      <style:table-cell-properties fo:border="none" style:writing-mode="lr-tb" fo:padding-top="0in" fo:padding-left="0.075in" fo:padding-bottom="0in" fo:padding-right="0.075in"/>
    </style:style>
    <style:style style:name="P525" style:parent-style-name="Standard" style:family="paragraph">
      <style:paragraph-properties fo:margin-bottom="0in" fo:line-height="150%"/>
    </style:style>
    <style:style style:name="T52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="none" style:writing-mode="lr-tb" fo:padding-top="0in" fo:padding-left="0.075in" fo:padding-bottom="0in" fo:padding-right="0.075in"/>
    </style:style>
    <style:style style:name="P529" style:parent-style-name="Standard" style:family="paragraph">
      <style:paragraph-properties fo:margin-bottom="0in" fo:line-height="150%"/>
    </style:style>
    <style:style style:name="T53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531" style:family="table-cell">
      <style:table-cell-properties fo:border="none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margin-bottom="0in" fo:line-height="150%"/>
    </style:style>
    <style:style style:name="T53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none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margin-bottom="0in" fo:line-height="150%"/>
    </style:style>
    <style:style style:name="T53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538" style:family="table-cell">
      <style:table-cell-properties fo:border="none" style:writing-mode="lr-tb" fo:padding-top="0in" fo:padding-left="0.075in" fo:padding-bottom="0in" fo:padding-right="0.075in"/>
    </style:style>
    <style:style style:name="P539" style:parent-style-name="Standard" style:family="paragraph">
      <style:paragraph-properties fo:margin-bottom="0in" fo:line-height="150%"/>
    </style:style>
    <style:style style:name="T54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none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margin-bottom="0in" fo:line-height="150%"/>
    </style:style>
    <style:style style:name="T54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545" style:family="table-cell">
      <style:table-cell-properties fo:border="none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margin-bottom="0in" fo:line-height="150%"/>
    </style:style>
    <style:style style:name="T54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0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55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margin-bottom="0in" fo:line-height="150%"/>
    </style:style>
    <style:style style:name="T556" style:parent-style-name="DefaultParagraphFont" style:family="text">
      <style:text-properties style:font-name="Times New Roman" style:font-name-asian="Arial" style:font-name-complex="Times New Roman" fo:font-weight="bold" style:font-weight-asian="bold" fo:font-size="12pt" style:font-size-asian="12pt" style:font-size-complex="12pt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5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none" style:writing-mode="lr-tb" fo:padding-top="0in" fo:padding-left="0.075in" fo:padding-bottom="0in" fo:padding-right="0.075in"/>
    </style:style>
    <style:style style:name="P564" style:parent-style-name="Standard" style:family="paragraph">
      <style:paragraph-properties fo:margin-bottom="0in" fo:line-height="150%"/>
    </style:style>
    <style:style style:name="T565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566" style:family="table-cell">
      <style:table-cell-properties fo:border="none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margin-bottom="0in" fo:line-height="150%"/>
    </style:style>
    <style:style style:name="T568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56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57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none" style:writing-mode="lr-tb" fo:padding-top="0in" fo:padding-left="0.075in" fo:padding-bottom="0in" fo:padding-right="0.075in"/>
    </style:style>
    <style:style style:name="P573" style:parent-style-name="Standard" style:family="paragraph">
      <style:paragraph-properties fo:margin-bottom="0in" fo:line-height="150%"/>
    </style:style>
    <style:style style:name="T57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575" style:family="table-cell">
      <style:table-cell-properties fo:border="none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margin-bottom="0in" fo:line-height="150%"/>
    </style:style>
    <style:style style:name="T57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none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margin-bottom="0in" fo:line-height="150%"/>
    </style:style>
    <style:style style:name="T58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582" style:family="table-cell">
      <style:table-cell-properties fo:border="none" style:writing-mode="lr-tb" fo:padding-top="0in" fo:padding-left="0.075in" fo:padding-bottom="0in" fo:padding-right="0.075in"/>
    </style:style>
    <style:style style:name="P583" style:parent-style-name="Standard" style:family="paragraph">
      <style:paragraph-properties fo:margin-bottom="0in" fo:line-height="150%"/>
    </style:style>
    <style:style style:name="T58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none" style:writing-mode="lr-tb" fo:padding-top="0in" fo:padding-left="0.075in" fo:padding-bottom="0in" fo:padding-right="0.075in"/>
    </style:style>
    <style:style style:name="P587" style:parent-style-name="Standard" style:family="paragraph">
      <style:paragraph-properties fo:margin-bottom="0in" fo:line-height="150%"/>
    </style:style>
    <style:style style:name="T588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589" style:family="table-cell">
      <style:table-cell-properties fo:border="none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margin-bottom="0in" fo:line-height="150%"/>
    </style:style>
    <style:style style:name="T59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59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="none" style:writing-mode="lr-tb" fo:padding-top="0in" fo:padding-left="0.075in" fo:padding-bottom="0in" fo:padding-right="0.075in"/>
    </style:style>
    <style:style style:name="P595" style:parent-style-name="Standard" style:family="paragraph">
      <style:paragraph-properties fo:margin-bottom="0in" fo:line-height="150%"/>
    </style:style>
    <style:style style:name="T59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597" style:family="table-cell">
      <style:table-cell-properties fo:border="none" style:writing-mode="lr-tb" fo:padding-top="0in" fo:padding-left="0.075in" fo:padding-bottom="0in" fo:padding-right="0.075in"/>
    </style:style>
    <style:style style:name="P598" style:parent-style-name="Standard" style:family="paragraph">
      <style:paragraph-properties fo:margin-bottom="0in" fo:line-height="150%"/>
    </style:style>
    <style:style style:name="T599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="none" style:writing-mode="lr-tb" fo:padding-top="0in" fo:padding-left="0.075in" fo:padding-bottom="0in" fo:padding-right="0.075in"/>
    </style:style>
    <style:style style:name="P602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603" style:family="table-cell">
      <style:table-cell-properties fo:border="none" style:writing-mode="lr-tb" fo:padding-top="0in" fo:padding-left="0.075in" fo:padding-bottom="0in" fo:padding-right="0.075in"/>
    </style:style>
    <style:style style:name="P604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7" style:parent-style-name="Standard" style:family="paragraph">
      <style:paragraph-properties fo:margin-bottom="0in" fo:line-height="150%"/>
    </style:style>
    <style:style style:name="T608" style:parent-style-name="DefaultParagraphFont" style:family="text">
      <style:text-properties style:font-name="Times New Roman" style:font-name-asian="Arial" style:font-name-complex="Times New Roman" fo:font-weight="bold" style:font-weight-asian="bold" fo:font-size="12pt" style:font-size-asian="12pt" style:font-size-complex="12p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margin-bottom="0in" fo:line-height="150%"/>
    </style:style>
    <style:style style:name="T612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61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margin-bottom="0in" fo:line-height="150%"/>
    </style:style>
    <style:style style:name="T615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616" style:parent-style-name="ListParagraph" style:list-style-name="WWNum3" style:family="paragraph">
      <style:paragraph-properties fo:margin-bottom="0in" fo:line-height="150%"/>
    </style:style>
    <style:style style:name="T61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="none" style:writing-mode="lr-tb" fo:padding-top="0in" fo:padding-left="0.075in" fo:padding-bottom="0in" fo:padding-right="0.075in"/>
    </style:style>
    <style:style style:name="P620" style:parent-style-name="Standard" style:family="paragraph">
      <style:paragraph-properties fo:margin-bottom="0in" fo:line-height="150%"/>
    </style:style>
    <style:style style:name="T62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622" style:family="table-cell">
      <style:table-cell-properties fo:border="none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margin-bottom="0in" fo:line-height="150%"/>
    </style:style>
    <style:style style:name="T62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625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626" style:parent-style-name="ListParagraph" style:list-style-name="WWNum3" style:family="paragraph">
      <style:paragraph-properties fo:margin-bottom="0in" fo:line-height="150%"/>
    </style:style>
    <style:style style:name="T62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="none" style:writing-mode="lr-tb" fo:padding-top="0in" fo:padding-left="0.075in" fo:padding-bottom="0in" fo:padding-right="0.075in"/>
    </style:style>
    <style:style style:name="P630" style:parent-style-name="Standard" style:family="paragraph">
      <style:paragraph-properties fo:margin-bottom="0in" fo:line-height="150%"/>
    </style:style>
    <style:style style:name="T63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632" style:family="table-cell">
      <style:table-cell-properties fo:border="none" style:writing-mode="lr-tb" fo:padding-top="0in" fo:padding-left="0.075in" fo:padding-bottom="0in" fo:padding-right="0.075in"/>
    </style:style>
    <style:style style:name="P633" style:parent-style-name="Standard" style:family="paragraph">
      <style:paragraph-properties fo:margin-bottom="0in" fo:line-height="150%"/>
    </style:style>
    <style:style style:name="T63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635" style:parent-style-name="ListParagraph" style:list-style-name="WWNum3" style:family="paragraph">
      <style:paragraph-properties fo:margin-bottom="0in" fo:line-height="150%"/>
    </style:style>
    <style:style style:name="T63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637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none" style:writing-mode="lr-tb" fo:padding-top="0in" fo:padding-left="0.075in" fo:padding-bottom="0in" fo:padding-right="0.075in"/>
    </style:style>
    <style:style style:name="P640" style:parent-style-name="Standard" style:family="paragraph">
      <style:paragraph-properties fo:margin-bottom="0in" fo:line-height="150%"/>
    </style:style>
    <style:style style:name="T641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642" style:family="table-cell">
      <style:table-cell-properties fo:border="none" style:writing-mode="lr-tb" fo:padding-top="0in" fo:padding-left="0.075in" fo:padding-bottom="0in" fo:padding-right="0.075in"/>
    </style:style>
    <style:style style:name="P643" style:parent-style-name="Standard" style:family="paragraph">
      <style:paragraph-properties fo:margin-bottom="0in" fo:line-height="150%"/>
    </style:style>
    <style:style style:name="T644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P645" style:parent-style-name="ListParagraph" style:list-style-name="WWNum3" style:family="paragraph">
      <style:paragraph-properties fo:margin-bottom="0in" fo:line-height="150%"/>
    </style:style>
    <style:style style:name="T646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="none" style:writing-mode="lr-tb" fo:padding-top="0in" fo:padding-left="0.075in" fo:padding-bottom="0in" fo:padding-right="0.075in"/>
    </style:style>
    <style:style style:name="P649" style:parent-style-name="Standard" style:family="paragraph">
      <style:paragraph-properties fo:margin-bottom="0in" fo:line-height="150%"/>
    </style:style>
    <style:style style:name="T650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Standard" style:family="paragraph">
      <style:paragraph-properties fo:margin-bottom="0in" fo:line-height="150%"/>
    </style:style>
    <style:style style:name="T653" style:parent-style-name="DefaultParagraphFont" style:family="text">
      <style:text-properties style:font-name="Times New Roman" style:font-name-asian="Arial" style:font-name-complex="Times New Roman" fo:font-size="12pt" style:font-size-asian="12pt" style:font-size-complex="12pt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56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  <style:style style:name="TableCell6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58" style:parent-style-name="Standard" style:family="paragraph">
      <style:paragraph-properties fo:margin-bottom="0in" fo:line-height="150%"/>
      <style:text-properties style:font-name="Times New Roman" style:font-name-asian="Arial" style:font-name-complex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3">Paul Brayden Scholes</text:span></text:p>
      <text:p text:style-name="P4"><text:span text:style-name="T5">Texas A&amp;M University | Department of Sociology |</text:span><text:span text:style-name="T6"><text:line-break/></text:span><text:span text:style-name="T7">4351 TAMU | 311 Academic Building | College Station, TX 77843</text:span></text:p>
      <text:p text:style-name="P8"><text:a xlink:href="mailto:Paul.Brayden.Scholes@gmail.com" office:target-frame-name="_top" xlink:show="replace"><text:span text:style-name="T9">Paul.Brayden.Scholes@gmail.com</text:span></text:a></text:p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2">
            <text:p text:style-name="P15"><text:span text:style-name="T16">EDUCATION</text:span></text:p>
          </table:table-cell>
          <table:covered-table-cell/>
        </table:table-row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<text:span text:style-name="T25">2022-2026</text:span></text:p>
          </table:table-cell>
          <table:table-cell table:style-name="TableCell26">
            <text:p text:style-name="P27"><text:span text:style-name="T28">PhD of Sociology. Texas A&amp;M University.</text:span></text:p>
          </table:table-cell>
        </table:table-row>
        <table:table-row table:style-name="TableRow29">
          <table:table-cell table:style-name="TableCell30">
            <text:p text:style-name="P31"><text:span text:style-name="T32">2022</text:span></text:p>
          </table:table-cell>
          <table:table-cell table:style-name="TableCell33">
            <text:p text:style-name="P34"><text:span text:style-name="T35">Master of Arts in Sociology. University of North Carolina at Charlotte.</text:span></text:p>
          </table:table-cell>
        </table:table-row>
        <table:table-row table:style-name="TableRow36">
          <table:table-cell table:style-name="TableCell37">
            <text:p text:style-name="P38"><text:span text:style-name="T39">2019</text:span></text:p>
          </table:table-cell>
          <table:table-cell table:style-name="TableCell40">
            <text:p text:style-name="P41"><text:span text:style-name="T42">Bachelor of Science Major:<text:s/></text:span><text:span text:style-name="T43">Sociology. Minor: Psychology. Brigham Young University Idaho.</text:span>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 table:number-columns-spanned="2">
            <text:p text:style-name="P51"><text:span text:style-name="T52">AWARDS, SCHOLARSHIPS, AND FELLOWSHIPS. GRAND TOTAL: $24</text:span><text:span text:style-name="T53">4</text:span><text:span text:style-name="T54">,</text:span><text:span text:style-name="T55">972</text:span></text:p>
          </table:table-cell>
          <table:covered-table-cell/>
        </table:table-row>
        <table:table-row table:style-name="TableRow56">
          <table:table-cell table:style-name="TableCell57" table:number-columns-spanned="2">
            <text:p text:style-name="P58"/>
          </table:table-cell>
          <table:covered-table-cell/>
        </table:table-row>
        <table:table-row table:style-name="TableRow59">
          <table:table-cell table:style-name="TableCell60" table:number-columns-spanned="2">
            <text:p text:style-name="P61"><text:span text:style-name="T62">External Awards, Scholarships, Fellowships, and Honoraria. Total: $12</text:span><text:span text:style-name="T63">1</text:span><text:span text:style-name="T64">,</text:span><text:span text:style-name="T65">925</text:span></text:p>
          </table:table-cell>
          <table:covered-table-cell/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2024</text:p>
          </table:table-cell>
          <table:table-cell table:style-name="TableCell74">
            <text:p text:style-name="P75">U.S. Census Bureau Individual Cash Award. $1,675</text:p>
          </table:table-cell>
        </table:table-row>
        <table:table-row table:style-name="TableRow76">
          <table:table-cell table:style-name="TableCell77">
            <text:p text:style-name="P78"><text:span text:style-name="T79">2024</text:span></text:p>
          </table:table-cell>
          <table:table-cell table:style-name="TableCell80">
            <text:p text:style-name="P81"><text:span text:style-name="T82">Berkeley Annual Workshop on Formal<text:s/></text:span><text:span text:style-name="T83">Demography, Cohort 10.</text:span></text:p>
          </table:table-cell>
        </table:table-row>
        <table:table-row table:style-name="TableRow84">
          <table:table-cell table:style-name="TableCell85">
            <text:p text:style-name="P86"><text:span text:style-name="T87">2024</text:span></text:p>
          </table:table-cell>
          <table:table-cell table:style-name="TableCell88">
            <text:p text:style-name="P89"><text:span text:style-name="T90">Markets and Society Conference Presentation.<text:s/></text:span></text:p>
          </table:table-cell>
        </table:table-row>
        <table:table-row table:style-name="TableRow91">
          <table:table-cell table:style-name="TableCell92">
            <text:p text:style-name="P93"><text:span text:style-name="T94">2023</text:span></text:p>
          </table:table-cell>
          <table:table-cell table:style-name="TableCell95">
            <text:p text:style-name="P96"><text:span text:style-name="T97">Texas Public Education Grant. $2000</text:span></text:p>
          </table:table-cell>
        </table:table-row>
        <table:table-row table:style-name="TableRow98">
          <table:table-cell table:style-name="TableCell99">
            <text:p text:style-name="P100"><text:span text:style-name="T101">2022-2025</text:span></text:p>
          </table:table-cell>
          <table:table-cell table:style-name="TableCell102">
            <text:p text:style-name="P103"><text:span text:style-name="T104">Graduate Research Fellowship Program, United States National Science Foundation. $114,000</text:span></text:p>
          </table:table-cell>
        </table:table-row>
        <table:table-row table:style-name="TableRow105">
          <table:table-cell table:style-name="TableCell106">
            <text:p text:style-name="P107"><text:span text:style-name="T108">2023</text:span></text:p>
          </table:table-cell>
          <table:table-cell table:style-name="TableCell109">
            <text:p text:style-name="P110"><text:span text:style-name="T111">American<text:s/></text:span><text:span text:style-name="T112">Sociological Association Indigenous People and Native Nations Section Travel Grant. $250</text:span></text:p>
          </table:table-cell>
        </table:table-row>
        <table:table-row table:style-name="TableRow113">
          <table:table-cell table:style-name="TableCell114">
            <text:p text:style-name="P115"><text:span text:style-name="T116">2021-2023</text:span></text:p>
          </table:table-cell>
          <table:table-cell table:style-name="TableCell117">
            <text:p text:style-name="P118"><text:span text:style-name="T119">Don Lavoie Fellowship from the Mercatus Center at George Mason University. $3,000</text:span></text:p>
          </table:table-cell>
        </table:table-row>
        <table:table-row table:style-name="TableRow120">
          <table:table-cell table:style-name="TableCell121">
            <text:p text:style-name="P122"><text:span text:style-name="T123">2021</text:span></text:p>
          </table:table-cell>
          <table:table-cell table:style-name="TableCell124">
            <text:p text:style-name="P125"><text:span text:style-name="T126">The Honor Society, Phi Kappa Phi</text:span></text:p>
          </table:table-cell>
        </table:table-row>
        <table:table-row table:style-name="TableRow127">
          <table:table-cell table:style-name="TableCell128">
            <text:p text:style-name="P129"><text:span text:style-name="T130">2020</text:span></text:p>
          </table:table-cell>
          <table:table-cell table:style-name="TableCell131">
            <text:p text:style-name="P132"><text:span text:style-name="T133">Academic<text:s/></text:span><text:span text:style-name="T134">Scholarship, Eagle Rock Lodge No.19 A.F.&amp;A.M. $1,000</text:span></text:p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 table:number-columns-spanned="2">
            <text:p text:style-name="P142"><text:span text:style-name="T143">Internal Awards, Scholarships, and Fellowships. Total: $123,297</text:span></text:p>
          </table:table-cell>
          <table:covered-table-cell/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ext:soft-page-break/>
        <table:table-row table:style-name="TableRow149">
          <table:table-cell table:style-name="TableCell150">
            <text:p text:style-name="P151"><text:span text:style-name="T152">2023</text:span></text:p>
          </table:table-cell>
          <table:table-cell table:style-name="TableCell153">
            <text:p text:style-name="P154"><text:span text:style-name="T155">Student Research Week—1</text:span><text:span text:style-name="T156">st</text:span><text:span text:style-name="T157"><text:s/>in Oral Presentation—Liberal Arts and Sciences</text:span></text:p>
          </table:table-cell>
        </table:table-row>
        <table:table-row table:style-name="TableRow158">
          <table:table-cell table:style-name="TableCell159">
            <text:p text:style-name="P160"><text:span text:style-name="T161">2022-2026</text:span></text:p>
          </table:table-cell>
          <table:table-cell table:style-name="TableCell162">
            <text:p text:style-name="P163"><text:span text:style-name="T164">Graduate Recruitment,<text:s/></text:span><text:span text:style-name="T165">Enhancement, and Travel Program, Texas A&amp;M University. $89,500</text:span></text:p>
          </table:table-cell>
        </table:table-row>
        <table:table-row table:style-name="TableRow166">
          <table:table-cell table:style-name="TableCell167">
            <text:p text:style-name="P168"><text:span text:style-name="T169">2022-2023</text:span></text:p>
          </table:table-cell>
          <table:table-cell table:style-name="TableCell170">
            <text:p text:style-name="P171"><text:span text:style-name="T172">Innovation X Award, Texas A&amp;M University.</text:span></text:p>
          </table:table-cell>
        </table:table-row>
        <table:table-row table:style-name="TableRow173">
          <table:table-cell table:style-name="TableCell174">
            <text:p text:style-name="P175"><text:span text:style-name="T176">2022</text:span></text:p>
          </table:table-cell>
          <table:table-cell table:style-name="TableCell177">
            <text:p text:style-name="P178"><text:span text:style-name="T179">Sociology Graduate Research Award, University of North Carolina at Charlotte.</text:span></text:p>
          </table:table-cell>
        </table:table-row>
        <table:table-row table:style-name="TableRow180">
          <table:table-cell table:style-name="TableCell181">
            <text:p text:style-name="P182"><text:span text:style-name="T183">2021</text:span></text:p>
          </table:table-cell>
          <table:table-cell table:style-name="TableCell184">
            <text:p text:style-name="P185"><text:span text:style-name="T186">Thomas L. Reynolds Graduate Research Award, University of North Carolina at Charlotte. $550</text:span></text:p>
          </table:table-cell>
        </table:table-row>
        <table:table-row table:style-name="TableRow187">
          <table:table-cell table:style-name="TableCell188">
            <text:p text:style-name="P189"><text:span text:style-name="T190">2021</text:span></text:p>
          </table:table-cell>
          <table:table-cell table:style-name="TableCell191">
            <text:p text:style-name="P192"><text:span text:style-name="T193">Michael A. Pearson Memorial Scholarship, University of North Carolina at Charlotte. $1,500</text:span></text:p>
          </table:table-cell>
        </table:table-row>
        <table:table-row table:style-name="TableRow194">
          <table:table-cell table:style-name="TableCell195">
            <text:p text:style-name="P196"><text:span text:style-name="T197">2020</text:span></text:p>
          </table:table-cell>
          <table:table-cell table:style-name="TableCell198">
            <text:p text:style-name="P199"><text:span text:style-name="T200">Graduate Assistantship, Sociology Department at the University of North Carolina at Charlotte. $28,000</text:span></text:p>
          </table:table-cell>
        </table:table-row>
        <table:table-row table:style-name="TableRow201">
          <table:table-cell table:style-name="TableCell202">
            <text:p text:style-name="P203"><text:span text:style-name="T204">2018-2019</text:span></text:p>
          </table:table-cell>
          <table:table-cell table:style-name="TableCell205">
            <text:p text:style-name="P206"><text:span text:style-name="T207">Thomas E. Ricks Grant, Brigham Young University-Idaho. $2,060</text:span></text:p>
          </table:table-cell>
        </table:table-row>
        <table:table-row table:style-name="TableRow208">
          <table:table-cell table:style-name="TableCell209">
            <text:p text:style-name="P210"><text:span text:style-name="T211">2017</text:span></text:p>
          </table:table-cell>
          <table:table-cell table:style-name="TableCell212">
            <text:p text:style-name="P213"><text:span text:style-name="T214">Fessler Scholarship, Brigham Young University-Idaho. $1,437</text:span></text:p>
          </table:table-cell>
        </table:table-row>
        <table:table-row table:style-name="TableRow215">
          <table:table-cell table:style-name="TableCell216">
            <text:p text:style-name="P217"><text:span text:style-name="T218">2014</text:span></text:p>
          </table:table-cell>
          <table:table-cell table:style-name="TableCell219">
            <text:p text:style-name="P220"><text:span text:style-name="T221">Idaho LEAPS Grant. $250</text:span></text:p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 table:number-columns-spanned="2">
            <text:p text:style-name="P229"><text:span text:style-name="T230">CONFERENCE PRESENTATIONS</text:span></text:p>
          </table:table-cell>
          <table:covered-table-cell/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2025</text:p>
          </table:table-cell>
          <table:table-cell table:style-name="TableCell239">
            <text:p text:style-name="P240">“North American Refuge. Comparing U.S. and Canadian Refugee Resettlement Outcomes”.<text:s/>Population Association of America. 2025 Annual Meeting. Washington D.C.</text:p>
          </table:table-cell>
        </table:table-row>
        <table:table-row table:style-name="TableRow241">
          <table:table-cell table:style-name="TableCell242">
            <text:p text:style-name="P243">2024</text:p>
          </table:table-cell>
          <table:table-cell table:style-name="TableCell244">
            <text:p text:style-name="P245">“North American Refuge. Comparing U.S. and Canadian Refugee Resettlement Outcomes”. Mercatus Center. Markets and Society. Falls Church Virginia.</text:p>
          </table:table-cell>
        </table:table-row>
        <table:table-row table:style-name="TableRow246">
          <table:table-cell table:style-name="TableCell247">
            <text:p text:style-name="P248"><text:span text:style-name="T249">2024</text:span></text:p>
          </table:table-cell>
          <table:table-cell table:style-name="TableCell250">
            <text:p text:style-name="P251"><text:span text:style-name="T252">“Refugee Employment in the First Year”.<text:s/></text:span><text:span text:style-name="T253">Population Association of America. 2024 Annual Meeting. Columbus Ohio.</text:span></text:p>
          </table:table-cell>
        </table:table-row>
        <table:table-row table:style-name="TableRow254">
          <table:table-cell table:style-name="TableCell255">
            <text:p text:style-name="P256"><text:span text:style-name="T257">2023</text:span></text:p>
          </table:table-cell>
          <table:table-cell table:style-name="TableCell258">
            <text:p text:style-name="P259"><text:span text:style-name="T260">“Proving to be More than a Blank Slate: Refugee Employment in the First Five Years”. American Sociological Association. 2023 Annual Meeting. Philadelphia Pennsylvania.</text:span></text:p>
          </table:table-cell>
        </table:table-row>
        <text:soft-page-break/>
        <table:table-row table:style-name="TableRow261">
          <table:table-cell table:style-name="TableCell262">
            <text:p text:style-name="P263"><text:span text:style-name="T264">2022</text:span></text:p>
          </table:table-cell>
          <table:table-cell table:style-name="TableCell265">
            <text:p text:style-name="P266"><text:span text:style-name="T267">“Do Self-Sufficient Refugees Start from Nothing?” Texas A&amp;M Sociology Colloquium. College Station TX.</text:span></text:p>
          </table:table-cell>
        </table:table-row>
        <table:table-row table:style-name="TableRow268">
          <table:table-cell table:style-name="TableCell269">
            <text:p text:style-name="P270"/>
          </table:table-cell>
          <table:table-cell table:style-name="TableCell271">
            <text:p text:style-name="P272"><text:span text:style-name="T273">“How do Refugees Start from Nothing and Become Economically Self-Sufficient?” Southern Sociology Society. 2022 Annual Meeting. Birmingham AL.</text:span></text:p>
          </table:table-cell>
        </table:table-row>
        <table:table-row table:style-name="TableRow274">
          <table:table-cell table:style-name="TableCell275">
            <text:p text:style-name="P276"><text:span text:style-name="T277">2021</text:span></text:p>
          </table:table-cell>
          <table:table-cell table:style-name="TableCell278">
            <text:p text:style-name="P279"><text:span text:style-name="T280">“Refugees and the Macro Sociopolitical Context of the U.S.” American Sociological Association. 2021 Annual Meeting. (Virtual meeting)</text:span></text:p>
          </table:table-cell>
        </table:table-row>
        <table:table-row table:style-name="TableRow281">
          <table:table-cell table:style-name="TableCell282">
            <text:p text:style-name="P283"/>
          </table:table-cell>
          <table:table-cell table:style-name="TableCell284">
            <text:p text:style-name="P285"><text:span text:style-name="T286">“Sociopolitical Context, Refugees, and Predicting the Need for Financial Assistance in the United States.” Southern Sociology Society. 2021 Annual Meeting. (Virtual meeting)</text:span></text:p>
          </table:table-cell>
        </table:table-row>
        <table:table-row table:style-name="TableRow287">
          <table:table-cell table:style-name="TableCell288">
            <text:p text:style-name="P289"><text:span text:style-name="T290">2020</text:span></text:p>
          </table:table-cell>
          <table:table-cell table:style-name="TableCell291">
            <text:p text:style-name="P292"><text:span text:style-name="T293">“Refugee Financial Independence in the United States”. North Carolina Sociological Association. 2020 Annual Meeting. (Virtual Meeting)</text:span></text:p>
          </table:table-cell>
        </table:table-row>
        <table:table-row table:style-name="TableRow294">
          <table:table-cell table:style-name="TableCell295">
            <text:p text:style-name="P296"><text:span text:style-name="T297">2018</text:span></text:p>
          </table:table-cell>
          <table:table-cell table:style-name="TableCell298">
            <text:p text:style-name="P299"><text:span text:style-name="T300">“Exploring African American Health in Jim Crow Polities.” Brigham Young University- Idaho Research and Creative Works Conference. Rexburg, ID.</text:span></text:p>
          </table:table-cell>
        </table:table-row>
        <table:table-row table:style-name="TableRow301"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 table:number-columns-spanned="2">
            <text:p text:style-name="P308"><text:span text:style-name="T309">TEACHING EXPERIENCE</text:span></text:p>
          </table:table-cell>
          <table:covered-table-cell/>
        </table:table-row>
        <table:table-row table:style-name="TableRow310">
          <table:table-cell table:style-name="TableCell311" table:number-columns-spanned="2">
            <text:p text:style-name="P312"/>
          </table:table-cell>
          <table:covered-table-cell/>
        </table:table-row>
        <table:table-row table:style-name="TableRow313">
          <table:table-cell table:style-name="TableCell314" table:number-columns-spanned="2">
            <text:p text:style-name="P315"><text:span text:style-name="T316">University of North Carolina at Charlotte</text:span></text:p>
          </table:table-cell>
          <table:covered-table-cell/>
        </table:table-row>
        <table:table-row table:style-name="TableRow317">
          <table:table-cell table:style-name="TableCell318" table:number-columns-spanned="2">
            <text:p text:style-name="P319"/>
          </table:table-cell>
          <table:covered-table-cell/>
        </table:table-row>
        <table:table-row table:style-name="TableRow320">
          <table:table-cell table:style-name="TableCell321">
            <text:p text:style-name="P322"><text:span text:style-name="T323">Fall 2021</text:span></text:p>
          </table:table-cell>
          <table:table-cell table:style-name="TableCell324">
            <text:p text:style-name="P325"><text:span text:style-name="T326">Instructor of Record SOCY 4156: Quantitative Analysis</text:span></text:p>
            <text:list text:style-name="WWNum7">
              <text:list-item text:start-value="0">
                <text:p text:style-name="P327"><text:span text:style-name="T328">Created and taught the<text:s/></text:span><text:span text:style-name="T329">analysis capstone class required for sociology seniors.</text:span></text:p>
              </text:list-item>
              <text:list-item>
                <text:p text:style-name="P330"><text:span text:style-name="T331">Pioneered the content to use R. Created the assignments, tests, lectures, learning outcomes, and homework to conform to department requirements.</text:span></text:p>
              </text:list-item>
              <text:list-item>
                <text:p text:style-name="P332"><text:span text:style-name="T333">Taught about 20 students when to use and how to interpret basic statistical tests such as chi-square, z, t, and ANOVA. Also taught linear regression, basic sampling theory, basic probability theory, basic data cleaning, and simple programming in R.</text:span></text:p>
              </text:list-item>
            </text:list>
          </table:table-cell>
        </table:table-row>
        <table:table-row table:style-name="TableRow334">
          <table:table-cell table:style-name="TableCell335">
            <text:p text:style-name="P336"><text:span text:style-name="T337">Spring 2020</text:span></text:p>
          </table:table-cell>
          <table:table-cell table:style-name="TableCell338">
            <text:p text:style-name="P339"><text:span text:style-name="T340">Lab Instructor SOCY:4156L:<text:s/></text:span><text:span text:style-name="T341">Quantitative Analysis</text:span></text:p>
            <text:soft-page-break/>
            <text:list text:style-name="WWNum7" text:continue-numbering="true">
              <text:list-item>
                <text:p text:style-name="P342"><text:span text:style-name="T343">Taught students how to use SPSS and Excel for class lab assignments.</text:span></text:p>
              </text:list-item>
            </text:list>
          </table:table-cell>
        </table:table-row>
        <text:soft-page-break/>
        <table:table-row table:style-name="TableRow344">
          <table:table-cell table:style-name="TableCell345">
            <text:p text:style-name="P346"><text:span text:style-name="T347">Fall 2020</text:span></text:p>
          </table:table-cell>
          <table:table-cell table:style-name="TableCell348">
            <text:p text:style-name="P349"><text:span text:style-name="T350">Teacher’s Assistant to Dr. Meagan Smith’s Sociology of Mental Health, Sociology of Deviance, and Medical Sociology.</text:span></text:p>
            <text:list text:style-name="WWNum7" text:continue-numbering="true">
              <text:list-item>
                <text:p text:style-name="P351"><text:span text:style-name="T352">Graded all assignments and<text:s/></text:span><text:span text:style-name="T353">tests. Taught skills at the professor’s request.</text:span></text:p>
              </text:list-item>
            </text:list>
          </table:table-cell>
        </table:table-row>
        <table:table-row table:style-name="TableRow354"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 table:number-columns-spanned="2">
            <text:p text:style-name="P361"><text:span text:style-name="T362">Brigham Young University-Idaho</text:span></text:p>
          </table:table-cell>
          <table:covered-table-cell/>
        </table:table-row>
        <table:table-row table:style-name="TableRow363">
          <table:table-cell table:style-name="TableCell364" table:number-columns-spanned="2">
            <text:p text:style-name="P365"/>
          </table:table-cell>
          <table:covered-table-cell/>
        </table:table-row>
        <table:table-row table:style-name="TableRow366">
          <table:table-cell table:style-name="TableCell367">
            <text:p text:style-name="P368"><text:span text:style-name="T369">2017-2019</text:span></text:p>
          </table:table-cell>
          <table:table-cell table:style-name="TableCell370">
            <text:p text:style-name="P371"><text:span text:style-name="T372">Tutor for SOC111:<text:s/></text:span><text:span text:style-name="T373">Introduction to Sociology</text:span><text:span text:style-name="T374">, SOC330:<text:s/></text:span><text:span text:style-name="T375">Criminology</text:span><text:span text:style-name="T376">, SOC383:<text:s/></text:span><text:span text:style-name="T377">Juvenile Delinquency</text:span><text:span text:style-name="T378">, and SOC340:<text:s/></text:span><text:span text:style-name="T379">Research Methods</text:span></text:p>
            <text:list text:style-name="WWNum6">
              <text:list-item text:start-value="0">
                <text:p text:style-name="P380"><text:span text:style-name="T381">Assisted students learn and<text:s/></text:span><text:span text:style-name="T382">perform the skills required to do well in these classes. Focused on preparing for assignments and tests.</text:span></text:p>
              </text:list-item>
            </text:list>
          </table:table-cell>
        </table:table-row>
        <table:table-row table:style-name="TableRow383">
          <table:table-cell table:style-name="TableCell384">
            <text:p text:style-name="P385"><text:span text:style-name="T386">Spring 2019</text:span></text:p>
          </table:table-cell>
          <table:table-cell table:style-name="TableCell387">
            <text:p text:style-name="P388"><text:span text:style-name="T389">Teacher’s Assistant to Dr. Trevor Brooks’ SOC340:<text:s/></text:span><text:span text:style-name="T390">Research Methods</text:span></text:p>
            <text:list text:style-name="WWNum6" text:continue-numbering="true">
              <text:list-item>
                <text:p text:style-name="P391"><text:span text:style-name="T392">Assisted in teaching and course design.</text:span></text:p>
              </text:list-item>
            </text:list>
          </table:table-cell>
        </table:table-row>
        <table:table-row table:style-name="TableRow393">
          <table:table-cell table:style-name="TableCell394">
            <text:p text:style-name="P395"><text:span text:style-name="T396">2015-2018</text:span></text:p>
          </table:table-cell>
          <table:table-cell table:style-name="TableCell397">
            <text:p text:style-name="P398"><text:span text:style-name="T399">Assistant<text:s/></text:span><text:span text:style-name="T400">Lecturer for Genocide Theory</text:span></text:p>
            <text:list text:style-name="WWNum6" text:continue-numbering="true">
              <text:list-item>
                <text:p text:style-name="P401"><text:span text:style-name="T402">Created and taught a class under supervisor that focused on applying sociological theories to human rights crises for major and non-major students for 6 semesters.</text:span></text:p>
              </text:list-item>
            </text:list>
          </table:table-cell>
        </table:table-row>
        <table:table-row table:style-name="TableRow403"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</table:table-row>
        <table:table-row table:style-name="TableRow408">
          <table:table-cell table:style-name="TableCell409" table:number-columns-spanned="2">
            <text:p text:style-name="P410"><text:span text:style-name="T411">PROFESSIONAL EXPERIENCE</text:span></text:p>
          </table:table-cell>
          <table:covered-table-cell/>
        </table:table-row>
        <table:table-row table:style-name="TableRow412"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><text:span text:style-name="T420">2023-2027</text:span></text:p>
          </table:table-cell>
          <table:table-cell table:style-name="TableCell421">
            <text:p text:style-name="P422"><text:span text:style-name="T423">Economic<text:s/></text:span><text:span text:style-name="T424">Measurement and Research Internship—U.S. Census Bureau</text:span></text:p>
            <text:list text:style-name="WWNum6" text:continue-numbering="true">
              <text:list-item>
                <text:p text:style-name="P425"><text:span text:style-name="T426">Benchmarked and contributed to the Demographic Frame, a dataset linking records held by the Census Bureau to provide longitudinal information on people and places.</text:span></text:p>
              </text:list-item>
              <text:list-item>
                <text:p text:style-name="P427"><text:span text:style-name="T428">Used Python, postgres SQL/database, bash, SAS, R, and AWS; all in Windows and Linux environments.</text:span></text:p>
              </text:list-item>
              <text:list-item>
                <text:p text:style-name="P429"><text:span text:style-name="T430">Used an Agile workflow</text:span></text:p>
              </text:list-item>
            </text:list>
          </table:table-cell>
        </table:table-row>
        <table:table-row table:style-name="TableRow431">
          <table:table-cell table:style-name="TableCell432">
            <text:p text:style-name="P433"><text:span text:style-name="T434">2022-</text:span><text:span text:style-name="T435">2023</text:span></text:p>
          </table:table-cell>
          <table:table-cell table:style-name="TableCell436">
            <text:p text:style-name="P437"><text:span text:style-name="T438">Innovation X Research Assistant to Dr. Lei Zou—Geography Department at Texas A&amp;M University</text:span></text:p>
            <text:soft-page-break/>
            <text:list text:style-name="WWNum4">
              <text:list-item text:start-value="0">
                <text:p text:style-name="P439"><text:span text:style-name="T440">Evaluated disaster resilience through social media data mining and<text:s/></text:span><text:span text:style-name="T441">machine learning.</text:span></text:p>
              </text:list-item>
              <text:list-item>
                <text:p text:style-name="P442"><text:span text:style-name="T443">Used R and Python.</text:span></text:p>
              </text:list-item>
            </text:list>
          </table:table-cell>
        </table:table-row>
        <text:soft-page-break/>
        <table:table-row table:style-name="TableRow444">
          <table:table-cell table:style-name="TableCell445">
            <text:p text:style-name="P446"><text:span text:style-name="T447">Summer 2021</text:span></text:p>
          </table:table-cell>
          <table:table-cell table:style-name="TableCell448">
            <text:p text:style-name="P449"><text:span text:style-name="T450">Research Assistant to Dr. Kangmennaang—Geography Department at the University of North Carolina at Charlotte</text:span></text:p>
            <text:list text:style-name="WWNum1">
              <text:list-item text:start-value="0">
                <text:p text:style-name="P451"><text:span text:style-name="T452">Cleaned and coded GIS data.</text:span></text:p>
              </text:list-item>
              <text:list-item>
                <text:p text:style-name="P453"><text:span text:style-name="T454">Used physical, online, and administrative documents to<text:s/></text:span><text:span text:style-name="T455">triangulate resources for pregnant women and infants in Mecklenburg County.</text:span></text:p>
              </text:list-item>
            </text:list>
          </table:table-cell>
        </table:table-row>
        <table:table-row table:style-name="TableRow456">
          <table:table-cell table:style-name="TableCell457">
            <text:p text:style-name="P458"><text:span text:style-name="T459">2020-2022</text:span></text:p>
          </table:table-cell>
          <table:table-cell table:style-name="TableCell460">
            <text:p text:style-name="P461"><text:span text:style-name="T462">Research Assistant to Dr. Bennefield—Sociology Department at the University of North Carolina at Charlotte</text:span></text:p>
            <text:list text:style-name="WWNum2">
              <text:list-item text:start-value="0">
                <text:p text:style-name="P463"><text:span text:style-name="T464">Contributed to the statistics and methods of a project<text:s/></text:span><text:span text:style-name="T465">investigating the effectiveness of meditation on mental health outcomes for predominantly minority students at UNC-Charlotte. Collected, analyzed and cleaned the data.</text:span></text:p>
              </text:list-item>
              <text:list-item>
                <text:p text:style-name="P466"><text:span text:style-name="T467">Assisted with cleaning and analysis of The National Comorbidity Survey - Adolescent Supplement.</text:span></text:p>
              </text:list-item>
            </text:list>
          </table:table-cell>
        </table:table-row>
        <table:table-row table:style-name="TableRow468">
          <table:table-cell table:style-name="TableCell469">
            <text:p text:style-name="P470"><text:span text:style-name="T471">2020</text:span></text:p>
          </table:table-cell>
          <table:table-cell table:style-name="TableCell472">
            <text:p text:style-name="P473"><text:span text:style-name="T474">Enumerator at the United States Census Bureau</text:span></text:p>
            <text:list text:style-name="WWNum3">
              <text:list-item text:start-value="0">
                <text:p text:style-name="P475"><text:span text:style-name="T476">Input and managed GIS data.</text:span></text:p>
              </text:list-item>
            </text:list>
          </table:table-cell>
        </table:table-row>
        <table:table-row table:style-name="TableRow477">
          <table:table-cell table:style-name="TableCell478">
            <text:p text:style-name="P479"><text:span text:style-name="T480">2016-2017</text:span></text:p>
          </table:table-cell>
          <table:table-cell table:style-name="TableCell481">
            <text:p text:style-name="P482"><text:span text:style-name="T483">Rehabilitation Technician at the Idaho Department of Juvenile Corrections</text:span></text:p>
            <text:list text:style-name="WWNum3" text:continue-numbering="true">
              <text:list-item>
                <text:p text:style-name="P484"><text:span text:style-name="T485">Worked as a team to create and implement rehabilitation strategies for youth<text:s/></text:span><text:span text:style-name="T486">that failed every other rehabilitation program in the state.</text:span></text:p>
              </text:list-item>
            </text:list>
          </table:table-cell>
        </table:table-row>
        <table:table-row table:style-name="TableRow487"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</table:table-row>
        <table:table-row table:style-name="TableRow492">
          <table:table-cell table:style-name="TableCell493" table:number-columns-spanned="2">
            <text:p text:style-name="P494"><text:span text:style-name="T495">SERVICE</text:span></text:p>
          </table:table-cell>
          <table:covered-table-cell/>
        </table:table-row>
        <table:table-row table:style-name="TableRow496"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</table:table-row>
        <table:table-row table:style-name="TableRow501">
          <table:table-cell table:style-name="TableCell502">
            <text:p text:style-name="P503">2023-</text:p>
          </table:table-cell>
          <table:table-cell table:style-name="TableCell504">
            <text:p text:style-name="P505">Sometimes paid and otherwise volunteer methods consultant for Texas A&amp;M University</text:p>
          </table:table-cell>
        </table:table-row>
        <table:table-row table:style-name="TableRow506">
          <table:table-cell table:style-name="TableCell507">
            <text:p text:style-name="P508"><text:span text:style-name="T509">2021</text:span></text:p>
          </table:table-cell>
          <table:table-cell table:style-name="TableCell510">
            <text:p text:style-name="P511"><text:span text:style-name="T512">Machine Learning presentation at Woodlawn School’s STEAMFest</text:span></text:p>
          </table:table-cell>
        </table:table-row>
        <table:table-row table:style-name="TableRow513">
          <table:table-cell table:style-name="TableCell514">
            <text:p text:style-name="P515"><text:span text:style-name="T516">2021-2022</text:span></text:p>
          </table:table-cell>
          <table:table-cell table:style-name="TableCell517">
            <text:p text:style-name="P518"><text:span text:style-name="T519">Volunteer, Carolina Refugee Resettlement Agency</text:span></text:p>
          </table:table-cell>
        </table:table-row>
        <table:table-row table:style-name="TableRow520">
          <table:table-cell table:style-name="TableCell521">
            <text:p text:style-name="P522"><text:span text:style-name="T523">2021</text:span></text:p>
          </table:table-cell>
          <table:table-cell table:style-name="TableCell524">
            <text:p text:style-name="P525"><text:span text:style-name="T526">Whitewater Specialist, Vision Builder STEM Outreach Program</text:span></text:p>
          </table:table-cell>
        </table:table-row>
        <table:table-row table:style-name="TableRow527">
          <table:table-cell table:style-name="TableCell528">
            <text:p text:style-name="P529"><text:span text:style-name="T530">2021</text:span></text:p>
          </table:table-cell>
          <table:table-cell table:style-name="TableCell531">
            <text:p text:style-name="P532"><text:span text:style-name="T533">President of the Sociology Graduate Student Association, University of North Carolina at Charlotte (Elected)</text:span></text:p>
          </table:table-cell>
        </table:table-row>
        <text:soft-page-break/>
        <table:table-row table:style-name="TableRow534">
          <table:table-cell table:style-name="TableCell535">
            <text:p text:style-name="P536"><text:span text:style-name="T537">2020- 2021</text:span></text:p>
          </table:table-cell>
          <table:table-cell table:style-name="TableCell538">
            <text:p text:style-name="P539"><text:span text:style-name="T540">Head instructor, Charlotte Adult Literacy</text:span></text:p>
          </table:table-cell>
        </table:table-row>
        <table:table-row table:style-name="TableRow541">
          <table:table-cell table:style-name="TableCell542">
            <text:p text:style-name="P543"><text:span text:style-name="T544">2018</text:span></text:p>
          </table:table-cell>
          <table:table-cell table:style-name="TableCell545">
            <text:p text:style-name="P546"><text:span text:style-name="T547">Heber J. Grant Program Mentor, Brigham Young University-Idaho</text:span></text:p>
          </table:table-cell>
        </table:table-row>
        <table:table-row table:style-name="TableRow548"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</table:table-row>
        <table:table-row table:style-name="TableRow553">
          <table:table-cell table:style-name="TableCell554" table:number-columns-spanned="2">
            <text:p text:style-name="P555"><text:span text:style-name="T556">CERTIFICATIONS AND PROFICIENCIES</text:span></text:p>
          </table:table-cell>
          <table:covered-table-cell/>
        </table:table-row>
        <table:table-row table:style-name="TableRow557"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</table:table-row>
        <table:table-row table:style-name="TableRow562">
          <table:table-cell table:style-name="TableCell563">
            <text:p text:style-name="P564"><text:span text:style-name="T565">Proficient in</text:span></text:p>
          </table:table-cell>
          <table:table-cell table:style-name="TableCell566">
            <text:p text:style-name="P567"><text:span text:style-name="T568">Python, Javascript, R, Markdown/Notebooks, postgres SQL</text:span><text:span text:style-name="T569">, bash, SPSS, PSPP, Qualtrics,<text:s/></text:span><text:span text:style-name="T570">Stata, and ARC GIS Pro.</text:span></text:p>
          </table:table-cell>
        </table:table-row>
        <table:table-row table:style-name="TableRow571">
          <table:table-cell table:style-name="TableCell572">
            <text:p text:style-name="P573"><text:span text:style-name="T574">2023</text:span></text:p>
          </table:table-cell>
          <table:table-cell table:style-name="TableCell575">
            <text:p text:style-name="P576"><text:span text:style-name="T577">NVIDIA’s Deep Learning Institute: Fundamentals of Deep and Paralellization, Certificates of Competency</text:span></text:p>
          </table:table-cell>
        </table:table-row>
        <table:table-row table:style-name="TableRow578">
          <table:table-cell table:style-name="TableCell579">
            <text:p text:style-name="P580"><text:span text:style-name="T581">2022</text:span></text:p>
          </table:table-cell>
          <table:table-cell table:style-name="TableCell582">
            <text:p text:style-name="P583"><text:span text:style-name="T584">Texas A&amp;M Engineering and Experiment Station Certifications in Beginner and Intermediate R Programing</text:span></text:p>
          </table:table-cell>
        </table:table-row>
        <table:table-row table:style-name="TableRow585">
          <table:table-cell table:style-name="TableCell586">
            <text:p text:style-name="P587"><text:span text:style-name="T588">2019-</text:span></text:p>
          </table:table-cell>
          <table:table-cell table:style-name="TableCell589">
            <text:p text:style-name="P590"><text:span text:style-name="T591">CITI<text:s/></text:span><text:span text:style-name="T592">certified- Social and Behavioral Research- Basic</text:span></text:p>
          </table:table-cell>
        </table:table-row>
        <table:table-row table:style-name="TableRow593">
          <table:table-cell table:style-name="TableCell594">
            <text:p text:style-name="P595"><text:span text:style-name="T596">2016-</text:span></text:p>
          </table:table-cell>
          <table:table-cell table:style-name="TableCell597">
            <text:p text:style-name="P598"><text:span text:style-name="T599">Member of the American Sociological Association</text:span></text:p>
          </table:table-cell>
        </table:table-row>
        <table:table-row table:style-name="TableRow600"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</table:table-row>
        <table:table-row table:style-name="TableRow605">
          <table:table-cell table:style-name="TableCell606" table:number-columns-spanned="2">
            <text:p text:style-name="P607"><text:span text:style-name="T608">WORK EXPERIENCE</text:span></text:p>
          </table:table-cell>
          <table:covered-table-cell/>
        </table:table-row>
        <table:table-row table:style-name="TableRow609">
          <table:table-cell table:style-name="TableCell610">
            <text:p text:style-name="P611"><text:span text:style-name="T612">2021</text:span></text:p>
          </table:table-cell>
          <table:table-cell table:style-name="TableCell613">
            <text:p text:style-name="P614"><text:span text:style-name="T615">Byzantine Solutions LLC</text:span></text:p>
            <text:list text:style-name="WWNum3" text:continue-numbering="true">
              <text:list-item>
                <text:p text:style-name="P616"><text:span text:style-name="T617">Statistics and methods consultant</text:span></text:p>
              </text:list-item>
            </text:list>
          </table:table-cell>
        </table:table-row>
        <table:table-row table:style-name="TableRow618">
          <table:table-cell table:style-name="TableCell619">
            <text:p text:style-name="P620"><text:span text:style-name="T621">2019- 2020</text:span></text:p>
          </table:table-cell>
          <table:table-cell table:style-name="TableCell622">
            <text:p text:style-name="P623"><text:span text:style-name="T624">Case Manager at Upper Valley Resources and<text:s/></text:span><text:span text:style-name="T625">Counseling</text:span></text:p>
            <text:list text:style-name="WWNum3" text:continue-numbering="true">
              <text:list-item>
                <text:p text:style-name="P626"><text:span text:style-name="T627">Managed and created relationships between programs and clients. Intervened during crises</text:span></text:p>
              </text:list-item>
            </text:list>
          </table:table-cell>
        </table:table-row>
        <table:table-row table:style-name="TableRow628">
          <table:table-cell table:style-name="TableCell629">
            <text:p text:style-name="P630"><text:span text:style-name="T631">2019</text:span></text:p>
          </table:table-cell>
          <table:table-cell table:style-name="TableCell632">
            <text:p text:style-name="P633"><text:span text:style-name="T634">Brigham Young University- Idaho Religion Department</text:span></text:p>
            <text:list text:style-name="WWNum3" text:continue-numbering="true">
              <text:list-item>
                <text:p text:style-name="P635"><text:span text:style-name="T636">Performed content analysis, survey analysis, and conducted focus groups. Assisted in the<text:s/></text:span><text:span text:style-name="T637">creation of an instrument used to assess learning outcomes</text:span></text:p>
              </text:list-item>
            </text:list>
          </table:table-cell>
        </table:table-row>
        <table:table-row table:style-name="TableRow638">
          <table:table-cell table:style-name="TableCell639">
            <text:p text:style-name="P640"><text:span text:style-name="T641">2018</text:span></text:p>
          </table:table-cell>
          <table:table-cell table:style-name="TableCell642">
            <text:p text:style-name="P643"><text:span text:style-name="T644">Camtiva LLC</text:span></text:p>
            <text:list text:style-name="WWNum3" text:continue-numbering="true">
              <text:list-item>
                <text:p text:style-name="P645"><text:span text:style-name="T646">Performed market, competitor, marketing, and content analyses.</text:span></text:p>
              </text:list-item>
            </text:list>
          </table:table-cell>
        </table:table-row>
        <table:table-row table:style-name="TableRow647">
          <table:table-cell table:style-name="TableCell648">
            <text:p text:style-name="P649"><text:span text:style-name="T650">2014-2018</text:span></text:p>
          </table:table-cell>
          <table:table-cell table:style-name="TableCell651">
            <text:p text:style-name="P652"><text:span text:style-name="T653">Safety Officer at Brigham Young University-Idaho</text:span></text:p>
          </table:table-cell>
        </table:table-row>
        <table:table-row table:style-name="TableRow654"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evision" style:display-name="Revision" style:family="paragraph">
      <style:paragraph-properties fo:widows="2" fo:orphans="2"/>
      <style:text-properties fo:hyphenate="false"/>
    </style:style>
    <style:style style:name="CommentText" style:display-name="Comment 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faultParagraphFontWW" style:display-name="Default Paragraph Font (WW)" style:family="text"/>
    <style:style style:name="Internetlink" style:display-name="Internet link" style:family="text" style:parent-style-name="DefaultParagraphFontWW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erChar" style:display-name="Header Char" style:family="text" style:parent-style-name="DefaultParagraphFontWW"/>
    <style:style style:name="FooterChar" style:display-name="Footer Char" style:family="text" style:parent-style-name="DefaultParagraphFontWW"/>
    <style:style style:name="CommentReference" style:display-name="Comment Reference" style:family="text" style:parent-style-name="DefaultParagraphFontWW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WW">
      <style:text-properties fo:font-size="10pt" style:font-size-asian="10pt" style:font-size-complex="10pt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UnresolvedMention" style:display-name="Unresolved Mention" style:family="text" style:parent-style-name="DefaultParagraphFontWW">
      <style:text-properties fo:color="#605E5C" fo:background-color="#E1DFDD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text:list-style style:name="NoListWW" style:display-name="No List (WW)">
      <text:list-level-style-number text:level="1" style:num-suffix="." style:num-list-format-name="NLF0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P2">Updated Spring 2024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Paul Scholes</meta:initial-creator>
    <dc:creator>Paul Scholes</dc:creator>
    <meta:creation-date>2023-01-05T04:32:00Z</meta:creation-date>
    <dc:date>2025-02-04T19:49:00Z</dc:date>
    <meta:print-date>2024-04-27T13:13:00Z</meta:print-date>
    <meta:template xlink:href="Normal.dotm" xlink:type="simple"/>
    <meta:editing-cycles>90</meta:editing-cycles>
    <meta:editing-duration>PT10080S</meta:editing-duration>
    <meta:user-defined meta:name="AppVersion">16.0000</meta:user-defined>
    <meta:user-defined meta:name="Company">UNC Charlotte</meta:user-defined>
    <meta:document-statistic meta:page-count="6" meta:paragraph-count="16" meta:word-count="1252" meta:character-count="8379" meta:row-count="59" meta:non-whitespace-character-count="7143"/>
  </office:meta>
</office:document-meta>
</file>